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L1">
      <style:paragraph-properties fo:text-align="start" style:justify-single-word="false"/>
      <style:text-properties officeooo:paragraph-rsid="0019c2c5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0877b3" officeooo:paragraph-rsid="000877b3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language="ru" fo:country="RU" fo:font-weight="normal" officeooo:rsid="000877b3" officeooo:paragraph-rsid="000877b3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fo:language="ru" fo:country="RU" fo:font-weight="normal" officeooo:rsid="000877b3" officeooo:paragraph-rsid="000943b6" style:font-size-asian="14pt" style:font-weight-asian="normal" style:font-size-complex="14pt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4pt" fo:language="ru" fo:country="RU" fo:font-weight="normal" officeooo:rsid="000943b6" officeooo:paragraph-rsid="000943b6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language="ru" fo:country="RU" fo:font-weight="normal" officeooo:rsid="000943b6" officeooo:paragraph-rsid="000943b6" style:font-size-asian="14pt" style:font-weight-asian="normal" style:font-size-complex="14pt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4pt" fo:language="ru" fo:country="RU" fo:font-weight="normal" officeooo:rsid="000bfae1" officeooo:paragraph-rsid="00181601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fo:language="ru" fo:country="RU" fo:font-weight="normal" officeooo:rsid="000bfae1" officeooo:paragraph-rsid="000bfae1" style:font-size-asian="14pt" style:font-weight-asian="normal" style:font-size-complex="14pt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4pt" fo:language="ru" fo:country="RU" fo:font-weight="normal" officeooo:rsid="000c4175" officeooo:paragraph-rsid="000ec84c" style:font-size-asian="14pt" style:font-weight-asian="normal" style:font-size-complex="14pt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14pt" fo:language="ru" fo:country="RU" fo:font-weight="normal" officeooo:rsid="000c4175" officeooo:paragraph-rsid="00106d33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fo:language="ru" fo:country="RU" fo:font-weight="normal" officeooo:rsid="000c4175" officeooo:paragraph-rsid="00106d33" style:font-size-asian="14pt" style:font-weight-asian="normal" style:font-size-complex="14pt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fo:font-size="14pt" fo:language="ru" fo:country="RU" fo:font-weight="normal" officeooo:rsid="00106d33" officeooo:paragraph-rsid="00124c86" style:font-size-asian="14pt" style:font-weight-asian="normal" style:font-size-complex="14pt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fo:font-size="14pt" fo:language="ru" fo:country="RU" fo:font-weight="normal" officeooo:rsid="00106d33" officeooo:paragraph-rsid="00164cae" style:font-size-asian="14pt" style:font-weight-asian="normal" style:font-size-complex="14pt" style:font-weight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fo:font-size="14pt" fo:language="ru" fo:country="RU" fo:font-weight="normal" officeooo:rsid="00124c86" officeooo:paragraph-rsid="00164cae" style:font-size-asian="14pt" style:font-weight-asian="normal" style:font-size-complex="14pt" style:font-weight-complex="normal"/>
    </style:style>
    <style:style style:name="P15" style:family="paragraph" style:parent-style-name="Standard" style:list-style-name="L1">
      <style:paragraph-properties fo:text-align="start" style:justify-single-word="false"/>
      <style:text-properties fo:font-size="14pt" fo:language="ru" fo:country="RU" fo:font-weight="normal" officeooo:rsid="00124c86" officeooo:paragraph-rsid="0019c2c5" style:font-size-asian="14pt" style:font-weight-asian="normal" style:font-size-complex="14pt" style:font-weight-complex="normal"/>
    </style:style>
    <style:style style:name="P16" style:family="paragraph" style:parent-style-name="Standard" style:list-style-name="L1">
      <style:paragraph-properties fo:text-align="start" style:justify-single-word="false"/>
      <style:text-properties fo:font-size="14pt" fo:language="en" fo:country="US" fo:font-weight="normal" officeooo:rsid="0019e69f" officeooo:paragraph-rsid="0019e69f" style:font-size-asian="14pt" style:font-weight-asian="normal" style:font-size-complex="14pt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ad542"/>
    </style:style>
    <style:style style:name="T3" style:family="text">
      <style:text-properties fo:language="en" fo:country="US" fo:font-weight="bold" style:font-weight-asian="bold" style:font-weight-complex="bold"/>
    </style:style>
    <style:style style:name="T4" style:family="text">
      <style:text-properties fo:language="en" fo:country="US" fo:font-weight="bold" officeooo:rsid="000ad542" style:font-weight-asian="bold" style:font-weight-complex="bold"/>
    </style:style>
    <style:style style:name="T5" style:family="text">
      <style:text-properties fo:language="en" fo:country="US" fo:font-weight="bold" officeooo:rsid="000bd883" style:font-weight-asian="bold" style:font-weight-complex="bold"/>
    </style:style>
    <style:style style:name="T6" style:family="text">
      <style:text-properties fo:language="en" fo:country="US" fo:font-weight="bold" officeooo:rsid="000c4175" style:font-weight-asian="bold" style:font-weight-complex="bold"/>
    </style:style>
    <style:style style:name="T7" style:family="text">
      <style:text-properties fo:language="en" fo:country="US" fo:font-weight="bold" officeooo:rsid="000d23c2" style:font-weight-asian="bold" style:font-weight-complex="bold"/>
    </style:style>
    <style:style style:name="T8" style:family="text">
      <style:text-properties fo:language="en" fo:country="US" fo:font-weight="bold" officeooo:rsid="000ec84c" style:font-weight-asian="bold" style:font-weight-complex="bold"/>
    </style:style>
    <style:style style:name="T9" style:family="text">
      <style:text-properties fo:language="en" fo:country="US" fo:font-weight="bold" officeooo:rsid="00106d33" style:font-weight-asian="bold" style:font-weight-complex="bold"/>
    </style:style>
    <style:style style:name="T10" style:family="text">
      <style:text-properties fo:language="en" fo:country="US" fo:font-weight="bold" officeooo:rsid="00124c86" style:font-weight-asian="bold" style:font-weight-complex="bold"/>
    </style:style>
    <style:style style:name="T11" style:family="text">
      <style:text-properties fo:language="en" fo:country="US" fo:font-weight="bold" officeooo:rsid="001283ef" style:font-weight-asian="bold" style:font-weight-complex="bold"/>
    </style:style>
    <style:style style:name="T12" style:family="text">
      <style:text-properties fo:language="en" fo:country="US" fo:font-weight="bold" officeooo:rsid="00147387" style:font-weight-asian="bold" style:font-weight-complex="bold"/>
    </style:style>
    <style:style style:name="T13" style:family="text">
      <style:text-properties fo:language="en" fo:country="US" fo:font-weight="bold" officeooo:rsid="0014bf4f" style:font-weight-asian="bold" style:font-weight-complex="bold"/>
    </style:style>
    <style:style style:name="T14" style:family="text">
      <style:text-properties fo:language="en" fo:country="US" fo:font-weight="bold" officeooo:rsid="0019c2c5" style:font-weight-asian="bold" style:font-weight-complex="bold"/>
    </style:style>
    <style:style style:name="T15" style:family="text">
      <style:text-properties fo:language="en" fo:country="US" fo:font-weight="bold" officeooo:rsid="00164cae" style:font-weight-asian="bold" style:font-weight-complex="bold"/>
    </style:style>
    <style:style style:name="T16" style:family="text">
      <style:text-properties fo:language="en" fo:country="US" officeooo:rsid="000bd883"/>
    </style:style>
    <style:style style:name="T17" style:family="text">
      <style:text-properties fo:language="en" fo:country="US" fo:font-weight="normal" officeooo:rsid="0019c2c5" style:font-weight-asian="normal" style:font-weight-complex="normal"/>
    </style:style>
    <style:style style:name="T18" style:family="text">
      <style:text-properties fo:language="en" fo:country="US" officeooo:rsid="000c4175"/>
    </style:style>
    <style:style style:name="T19" style:family="text">
      <style:text-properties fo:language="en" fo:country="US" officeooo:rsid="000d23c2"/>
    </style:style>
    <style:style style:name="T20" style:family="text">
      <style:text-properties fo:language="en" fo:country="US" officeooo:rsid="000ec84c"/>
    </style:style>
    <style:style style:name="T21" style:family="text">
      <style:text-properties fo:language="en" fo:country="US" officeooo:rsid="00106d33"/>
    </style:style>
    <style:style style:name="T22" style:family="text">
      <style:text-properties fo:language="en" fo:country="US" officeooo:rsid="00124c86"/>
    </style:style>
    <style:style style:name="T23" style:family="text">
      <style:text-properties fo:language="en" fo:country="US" officeooo:rsid="00147387"/>
    </style:style>
    <style:style style:name="T24" style:family="text">
      <style:text-properties fo:language="en" fo:country="US" officeooo:rsid="0014bf4f"/>
    </style:style>
    <style:style style:name="T25" style:family="text">
      <style:text-properties fo:language="ru" fo:country="RU"/>
    </style:style>
    <style:style style:name="T26" style:family="text">
      <style:text-properties fo:language="ru" fo:country="RU" fo:font-weight="normal" officeooo:rsid="0019c2c5" style:font-weight-asian="normal" style:font-weight-complex="normal"/>
    </style:style>
    <style:style style:name="T27" style:family="text">
      <style:text-properties fo:language="ru" fo:country="RU" fo:font-weight="normal" officeooo:rsid="0019e69f" style:font-weight-asian="normal" style:font-weight-complex="normal"/>
    </style:style>
    <style:style style:name="T28" style:family="text">
      <style:text-properties fo:language="ru" fo:country="RU" fo:font-weight="bold" officeooo:rsid="0019c2c5" style:font-weight-asian="bold" style:font-weight-complex="bold"/>
    </style:style>
    <style:style style:name="T29" style:family="text">
      <style:text-properties officeooo:rsid="000943b6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officeooo:rsid="00124c86" style:font-weight-asian="bold" style:font-weight-complex="bold"/>
    </style:style>
    <style:style style:name="T32" style:family="text">
      <style:text-properties fo:font-weight="bold" officeooo:rsid="0014bf4f" style:font-weight-asian="bold" style:font-weight-complex="bold"/>
    </style:style>
    <style:style style:name="T33" style:family="text">
      <style:text-properties fo:font-weight="bold" officeooo:rsid="0019c2c5" style:font-weight-asian="bold" style:font-weight-complex="bold"/>
    </style:style>
    <style:style style:name="T34" style:family="text">
      <style:text-properties fo:font-weight="bold" officeooo:rsid="00164cae" style:font-weight-asian="bold" style:font-weight-complex="bold"/>
    </style:style>
    <style:style style:name="T35" style:family="text">
      <style:text-properties officeooo:rsid="000bd883"/>
    </style:style>
    <style:style style:name="T36" style:family="text">
      <style:text-properties officeooo:rsid="000bfae1"/>
    </style:style>
    <style:style style:name="T37" style:family="text">
      <style:text-properties fo:font-size="14pt" fo:language="ru" fo:country="RU" fo:font-weight="normal" officeooo:rsid="0019c2c5" style:font-size-asian="14pt" style:font-weight-asian="normal" style:font-size-complex="14pt" style:font-weight-complex="normal"/>
    </style:style>
    <style:style style:name="T38" style:family="text">
      <style:text-properties fo:font-size="14pt" fo:language="ru" fo:country="RU" fo:font-weight="bold" officeooo:rsid="00164cae" style:font-size-asian="14pt" style:font-weight-asian="bold" style:font-size-complex="14pt" style:font-weight-complex="bold"/>
    </style:style>
    <style:style style:name="T39" style:family="text">
      <style:text-properties fo:font-size="14pt" fo:language="ru" fo:country="RU" fo:font-weight="bold" officeooo:rsid="0014bf4f" style:font-size-asian="14pt" style:font-weight-asian="bold" style:font-size-complex="14pt" style:font-weight-complex="bold"/>
    </style:style>
    <style:style style:name="T40" style:family="text">
      <style:text-properties fo:font-size="14pt" fo:language="en" fo:country="US" fo:font-weight="bold" officeooo:rsid="0019c2c5" style:font-size-asian="14pt" style:font-weight-asian="bold" style:font-size-complex="14pt" style:font-weight-complex="bold"/>
    </style:style>
    <style:style style:name="T41" style:family="text">
      <style:text-properties fo:font-size="14pt" fo:language="en" fo:country="US" fo:font-weight="bold" officeooo:rsid="00164cae" style:font-size-asian="14pt" style:font-weight-asian="bold" style:font-size-complex="14pt" style:font-weight-complex="bold"/>
    </style:style>
    <style:style style:name="T42" style:family="text">
      <style:text-properties fo:font-size="14pt" fo:language="en" fo:country="US" fo:font-weight="bold" officeooo:rsid="0014bf4f" style:font-size-asian="14pt" style:font-weight-asian="bold" style:font-size-complex="14pt" style:font-weight-complex="bold"/>
    </style:style>
    <style:style style:name="T43" style:family="text">
      <style:text-properties officeooo:rsid="000c4175"/>
    </style:style>
    <style:style style:name="T44" style:family="text">
      <style:text-properties officeooo:rsid="000d23c2"/>
    </style:style>
    <style:style style:name="T45" style:family="text">
      <style:text-properties officeooo:rsid="000ec84c"/>
    </style:style>
    <style:style style:name="T46" style:family="text">
      <style:text-properties officeooo:rsid="000fc040"/>
    </style:style>
    <style:style style:name="T47" style:family="text">
      <style:text-properties officeooo:rsid="00106d33"/>
    </style:style>
    <style:style style:name="T48" style:family="text">
      <style:text-properties officeooo:rsid="00124c86"/>
    </style:style>
    <style:style style:name="T49" style:family="text">
      <style:text-properties officeooo:rsid="001283ef"/>
    </style:style>
    <style:style style:name="T50" style:family="text">
      <style:text-properties officeooo:rsid="00147387"/>
    </style:style>
    <style:style style:name="T51" style:family="text">
      <style:text-properties officeooo:rsid="0014bf4f"/>
    </style:style>
    <style:style style:name="T52" style:family="text">
      <style:text-properties officeooo:rsid="00164cae"/>
    </style:style>
    <style:style style:name="T53" style:family="text">
      <style:text-properties officeooo:rsid="0019c2c5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517cm" fo:text-indent="-0.635cm" fo:margin-left="1.51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152cm" fo:text-indent="-0.635cm" fo:margin-left="2.152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787cm" fo:text-indent="-0.635cm" fo:margin-left="2.787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422cm" fo:text-indent="-0.635cm" fo:margin-left="3.422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057cm" fo:text-indent="-0.635cm" fo:margin-left="4.057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692cm" fo:text-indent="-0.635cm" fo:margin-left="4.692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327cm" fo:text-indent="-0.635cm" fo:margin-left="5.327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962cm" fo:text-indent="-0.635cm" fo:margin-left="5.962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597cm" fo:text-indent="-0.635cm" fo:margin-left="6.597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232cm" fo:text-indent="-0.635cm" fo:margin-left="7.232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ost Mortem</text:p>
      <text:p text:style-name="P2"/>
      <text:p text:style-name="P3"><text:tab/>При попытке зайти на веб страницу по адресу<text:span text:style-name="T1"> </text:span><text:a xlink:type="simple" xlink:href="http://18.192.103.67/" text:style-name="Internet_20_link" text:visited-style-name="Visited_20_Internet_20_Link"><text:span text:style-name="T1">http://</text:span>18.<text:span text:style-name="T1">192.103.67/</text:span></text:a> отображался текст: «<text:span text:style-name="T1">$wgServer must be set in LocalSettings.php</text:span>»</text:p>
      <text:p text:style-name="P3"/>
      <text:p text:style-name="P4"><text:span text:style-name="T29">Следующие действия были предприняты для установления и устранения причин которые привели к некорректной работе сервера:</text:span></text:p>
      <text:p text:style-name="P4"/>
      <text:list text:style-name="L1">
        <text:list-item>
          <text:p text:style-name="P5">вход в сервер был осуществлен через <text:span text:style-name="T1">ssh </text:span>подключение: <text:span text:style-name="T1">ssh </text:span><text:a xlink:type="simple" xlink:href="mailto:ec2-user@18.192.103.67" text:style-name="Internet_20_link" text:visited-style-name="Visited_20_Internet_20_Link"><text:span text:style-name="T1">ec2-user@18.192.103.67</text:span></text:a><text:span text:style-name="T1">;</text:span></text:p>
          <text:p text:style-name="P5"><text:span text:style-name="T1"/></text:p>
        </text:list-item>
        <text:list-item>
          <text:p text:style-name="P5"><text:span text:style-name="T36">п</text:span>осле входа был проверен статус сервера при помощи команды: <text:span text:style-name="T4">service </text:span><text:span text:style-name="T3">httpd </text:span><text:span text:style-name="T4">status</text:span><text:span text:style-name="T2">, </text:span><text:span text:style-name="T35">результат — </text:span><text:span text:style-name="T5">Active: active (running)</text:span><text:span text:style-name="T16">;</text:span></text:p>
        </text:list-item>
      </text:list>
      <text:p text:style-name="P6"><text:span text:style-name="T16"/></text:p>
      <text:list text:continue-numbering="true" text:style-name="L1">
        <text:list-item>
          <text:p text:style-name="P7">далее была произведена проверка файла <text:span text:style-name="T1">LocalSettings </text:span>по пути <text:span text:style-name="T30">/</text:span><text:span text:style-name="T3">var/www/html/mediawiki</text:span><text:span text:style-name="T1">. </text:span>При наборе пути и использовании «<text:span text:style-name="T1">Tab</text:span>» <text:span text:style-name="T1">bash </text:span>выводил сообщение: <text:span text:style-name="T3">No space left on device</text:span><text:span text:style-name="T1">. </text:span>После перехода в каталог <text:span text:style-name="T30">/</text:span><text:span text:style-name="T3">var/www/html/mediawiki</text:span><text:span text:style-name="T1">, </text:span>в нем было найдено два файла: <text:span text:style-name="T1">LocalSettings.php </text:span><text:span text:style-name="T43">с нулевым размером и </text:span><text:span text:style-name="T18">LoclSettings.php – </text:span><text:span text:style-name="T43">размер файла 5336. </text:span></text:p>
          <text:p text:style-name="P7"><text:span text:style-name="T43">Было выполнено переименования файла с помощью команды: </text:span><text:span text:style-name="T6">mv /var/www/html/mediawiki/LoclSettings.php /var/www/html/mediawiki/LocalSettings.php</text:span><text:span text:style-name="T18">. </text:span></text:p>
          <text:p text:style-name="P7"><text:span text:style-name="T43">Затем сервис был перезапущен: </text:span><text:span text:style-name="T6">service httpd restart</text:span><text:span text:style-name="T18">. </text:span><text:span text:style-name="T43">Проверка статуса показала, что сервис активен (</text:span><text:span text:style-name="T18">running</text:span><text:span text:style-name="T43">), но на веб странице изменений не произошло;</text:span></text:p>
        </text:list-item>
      </text:list>
      <text:p text:style-name="P8"/>
      <text:list text:continue-numbering="true" text:style-name="L1">
        <text:list-item>
          <text:p text:style-name="P9">далее была произведена проверка наличия свободного места на диске при помощи команды:<text:span text:style-name="T3"> df -h</text:span><text:span text:style-name="T1">.</text:span> <text:span text:style-name="T19">Р</text:span><text:span text:style-name="T44">езультат — 0% свободного места. С помощью команды:</text:span><text:span text:style-name="T7"> find / -type f -size +100M -exec du -h {} +</text:span><text:span text:style-name="T44"> было найдено, что файл</text:span><text:span text:style-name="T7"> /var/log/httpd/access_log</text:span><text:span text:style-name="T44"> имеет размер 7.</text:span><text:span text:style-name="T19">0G.</text:span><text:span text:style-name="T44"> При попытке перезаписать</text:span><text:span text:style-name="T19"> access_log</text:span><text:span text:style-name="T44"> с помощью команды:</text:span><text:span text:style-name="T7"> sudo echo “ ” &gt; /var/log/httpd/access_log</text:span><text:span text:style-name="T44"> выводилось сообщение</text:span><text:span text:style-name="T19">:</text:span><text:span text:style-name="T7"> Permission denied</text:span><text:span text:style-name="T19">.</text:span><text:span text:style-name="T44"> </text:span><text:span text:style-name="T45">Остановка сервиса командой: </text:span><text:span text:style-name="T8">service httpd stop </text:span><text:span text:style-name="T45">и повторение попытки перезаписи файла, а также использования команды:</text:span><text:span text:style-name="T8"> sudo !! <text:s/></text:span><text:span text:style-name="T45">не помогли. </text:span><text:span text:style-name="T20">Ф</text:span><text:span text:style-name="T45">айл был удален с помощью команды</text:span><text:span text:style-name="T8"> rm</text:span><text:span text:style-name="T20">. </text:span><text:span text:style-name="T45">Также был удален архив: </text:span><text:span text:style-name="T8">rm /var/log/httpd/log_20240403.tar.gz</text:span><text:span text:style-name="T20">. </text:span><text:span text:style-name="T45">В результате на диске стало доступно 981М. Сервис был снова запущен, статус проверен — </text:span><text:span text:style-name="T8">active (running). </text:span><text:span text:style-name="T46">На веб странице изменений не произошло;</text:span></text:p>
          <text:p text:style-name="P9"><text:span text:style-name="T8"/></text:p>
        </text:list-item>
        <text:list-item>
          <text:p text:style-name="P10"><text:span text:style-name="T3"><text:s/></text:span><text:span text:style-name="T47">конфигурационный файл </text:span><text:span text:style-name="T21">LocalSettings\\(5\).php </text:span><text:span text:style-name="T47">был скопирован в директорию </text:span><text:span text:style-name="T21">mediawiki: </text:span><text:span text:style-name="T9">cp <text:s/>LocalSettings\\(5\).php /</text:span><text:span text:style-name="T3">var/www/html/mediawiki/LocalSettings.php</text:span><text:span text:style-name="T1">. </text:span><text:span text:style-name="T47">Сервис был перезапущен, но ситуация не изменилась;</text:span></text:p>
        </text:list-item>
      </text:list>
      <text:p text:style-name="P11"/>
      <text:list text:continue-numbering="true" text:style-name="L1">
        <text:list-item>
          <text:p text:style-name="P13"><text:soft-page-break/>далее было проверено содержание файла <text:span text:style-name="T1">LocalSettings.php: </text:span><text:span text:style-name="T3">cat</text:span><text:span text:style-name="T1"> /</text:span><text:span text:style-name="T6">var/www/html/mediawiki/LocalSettings.php</text:span><text:span text:style-name="T18">. </text:span>При проверке файла было обнаружено, что переменной<text:span text:style-name="T3"> $wgServer</text:span> присвоен другой адрес:<text:span text:style-name="T30"> «</text:span><text:a xlink:type="simple" xlink:href="https://18.153.51.162/" text:style-name="Internet_20_link" text:visited-style-name="Visited_20_Internet_20_Link"><text:span text:style-name="T3">https://18.153.51.162</text:span></text:a><text:span text:style-name="T30">»</text:span>. <text:span text:style-name="T48">Адрес был изменен на: </text:span><text:span text:style-name="T3">$wgServer </text:span><text:span text:style-name="T10">= “</text:span><text:a xlink:type="simple" xlink:href="https://18.192.103.67/" text:style-name="Internet_20_link" text:visited-style-name="Visited_20_Internet_20_Link"><text:span text:style-name="T10">https://18.192.103.67</text:span></text:a><text:span text:style-name="T10">”</text:span><text:span text:style-name="T22">.</text:span><text:span text:style-name="T48"> </text:span></text:p>
          <text:p text:style-name="P13"><text:span text:style-name="T48">Для изменения файла использовался редактор</text:span><text:span text:style-name="T10"> nano</text:span><text:span text:style-name="T22">.</text:span><text:span text:style-name="T48"> Сервис был перезапущен. Веб страница открылась, сайт заработал;</text:span></text:p>
          <text:p text:style-name="P12"><text:span text:style-name="T31"/></text:p>
        </text:list-item>
        <text:list-item>
          <text:p text:style-name="P14">при повторном выполнении команды: <text:span text:style-name="T7">find / -type f -size +100M -exec du -h {} + </text:span>было еще раз проверено наличие файлов с размером более 100М. Архивы <text:span text:style-name="T30">/</text:span><text:span text:style-name="T11">var/log/httpd/log_20240402.tar.gz </text:span><text:span text:style-name="T49">и </text:span><text:span text:style-name="T30">/</text:span><text:span text:style-name="T11">var/log/httpd/log_20240403.tar.gz </text:span><text:span text:style-name="T49">с размерами 185М и 512М соответственно показывали, что выполняется архивация файлов с заданной пер</text:span><text:span text:style-name="T50">и</text:span><text:span text:style-name="T49">одичностью. </text:span><text:span text:style-name="T50">Была выполнена проверка планировщика, команда:</text:span><text:span text:style-name="T12"> crontab -l</text:span><text:span text:style-name="T23">.</text:span><text:span text:style-name="T50"> Результат:</text:span><text:span text:style-name="T23"> </text:span><text:span text:style-name="T12">* * * * * tar -czf /var/log/httpd/log_$(date +\%Y\%m\%d).tar.gz -C /var/log/httpd</text:span><text:span text:style-name="T23">. </text:span><text:span text:style-name="T50">Выполнялась архивация каждую минуту </text:span><text:span text:style-name="T51">с добавлением архива в архив. </text:span></text:p>
          <text:p text:style-name="P15"><text:span text:style-name="T51">Для исправления данной проблемы был написан скрипт который создавал архив </text:span><text:span text:style-name="T32">/</text:span><text:span text:style-name="T13">var/log/httpd </text:span><text:span text:style-name="T51">и сохранял его в</text:span><text:span text:style-name="T32"> /</text:span><text:span text:style-name="T13">home/ec2-user/httpd-Arch</text:span><text:span text:style-name="T24">,</text:span><text:span text:style-name="T51"> </text:span><text:span text:style-name="T52">старые архивы, которые старше трех дней будут удаляться.</text:span></text:p>
          <text:p text:style-name="P16">Access_log <text:span text:style-name="T25">будет удаляться и сервис перезапускаться.</text:span></text:p>
          <text:p text:style-name="P15"/>
        </text:list-item>
        <text:list-item>
          <text:p text:style-name="P1"><text:span text:style-name="T37">Планировщик был отредактирован:</text:span><text:span text:style-name="T40"> crontab -e: </text:span><text:span text:style-name="T14">1 0 * * * /home/ec2-user/backup_log.sh</text:span><text:span text:style-name="T17">.</text:span><text:span text:style-name="T26"> </text:span><text:span text:style-name="T27">Скрипт будет выполняться один раз в сутки.</text:span><text:span text:style-name="T28"> </text:span><text:span text:style-name="T38"><text:s/></text:span><text:span text:style-name="T39"><text:s/></text:span></text:p>
        </text:list-item>
      </text:list>
      <text:p text:style-name="P6"><text:span text:style-name="T16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04T11:33:15.867000000</meta:creation-date>
    <dc:date>2024-04-04T14:03:29.505000000</dc:date>
    <meta:editing-duration>PT40M34S</meta:editing-duration>
    <meta:editing-cycles>9</meta:editing-cycles>
    <meta:generator>LibreOffice/24.2.1.2$Windows_X86_64 LibreOffice_project/db4def46b0453cc22e2d0305797cf981b68ef5ac</meta:generator>
    <meta:document-statistic meta:table-count="0" meta:image-count="0" meta:object-count="0" meta:page-count="2" meta:paragraph-count="20" meta:word-count="439" meta:character-count="3386" meta:non-whitespace-character-count="2965"/>
  </office:meta>
</office:document-meta>
</file>